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1.907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4cm" fo:min-width="1.5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2.2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1.90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14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DejaVu Sans Mono1" fo:font-size="35.0999984741211pt"/>
    </style:style>
    <style:style style:name="P2" style:family="paragraph">
      <loext:graphic-properties draw:fill="none"/>
      <style:paragraph-properties fo:text-align="center"/>
      <style:text-properties style:font-name="DejaVu Sans Mono1"/>
    </style:style>
    <style:style style:name="P3" style:family="paragraph">
      <loext:graphic-properties draw:fill="none" draw:fill-color="#ffffff"/>
      <style:paragraph-properties style:writing-mode="lr-tb"/>
      <style:text-properties style:font-name="DejaVu Sans Mono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008000" loext:opacity="100%" style:font-name="DejaVu Sans Mono1" fo:font-size="35.0999984741211pt"/>
    </style:style>
    <style:style style:name="P6" style:family="paragraph">
      <loext:graphic-properties draw:fill="none" draw:fill-color="#ffffff"/>
      <style:paragraph-properties style:writing-mode="lr-tb"/>
      <style:text-properties style:font-name="DejaVu Sans"/>
    </style:style>
    <style:style style:name="P7" style:family="paragraph">
      <loext:graphic-properties draw:fill="none" draw:fill-color="#ffffff"/>
      <style:paragraph-properties style:writing-mode="lr-tb"/>
      <style:text-properties fo:color="#008000" loext:opacity="100%" style:font-name="DejaVu Sans Mono1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DejaVu Sans Mono1" fo:font-size="18pt" style:font-size-asian="18pt" style:font-size-complex="18pt"/>
    </style:style>
    <style:style style:name="T2" style:family="text">
      <style:text-properties style:font-name="DejaVu Sans Mono1"/>
    </style:style>
    <style:style style:name="T3" style:family="text">
      <style:text-properties fo:color="#008000" loext:opacity="100%" style:font-name="DejaVu Sans Mono1" fo:font-size="18pt" style:font-size-asian="18pt" style:font-size-complex="18pt"/>
    </style:style>
    <style:style style:name="T4" style:family="text">
      <style:text-properties fo:color="#008000" loext:opacity="100%" style:font-name="DejaVu Sans"/>
    </style:style>
    <style:style style:name="T5" style:family="text">
      <style:text-properties style:font-name="DejaVu Sans"/>
    </style:style>
    <style:style style:name="T6" style:family="text">
      <style:text-properties fo:color="#008000" loext:opacity="100%"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2" draw:id="id2" draw:layer="layout" svg:width="2.407cm" svg:height="1.014cm" svg:x="14.336cm" svg:y="10.345cm">
          <draw:text-box>
            <text:p><text:span text:style-name="T1">error</text:span></text:p>
          </draw:text-box>
        </draw:frame>
        <draw:connector draw:style-name="gr2" draw:text-style-name="P2" draw:layer="layout" draw:type="line" svg:x1="12.038cm" svg:y1="16.818cm" svg:x2="15.539cm" svg:y2="11.359cm" draw:start-shape="id1" draw:start-glue-point="0" draw:end-shape="id2" draw:end-glue-point="2" svg:d="M12038 16818l3501-5459" svg:viewBox="0 0 3502 5460">
          <text:p/>
        </draw:connector>
        <draw:frame draw:style-name="gr3" draw:text-style-name="P1" xml:id="id3" draw:id="id3" draw:layer="layout" svg:width="2.026cm" svg:height="1.074cm" svg:x="11.025cm" svg:y="30.137cm">
          <draw:text-box>
            <text:p><text:span text:style-name="T1">main</text:span></text:p>
          </draw:text-box>
        </draw:frame>
        <draw:frame draw:style-name="gr4" draw:text-style-name="P1" xml:id="id8" draw:id="id8" draw:layer="layout" svg:width="2.787cm" svg:height="0.988cm" svg:x="10.645cm" svg:y="25.912cm">
          <draw:text-box>
            <text:p><text:span text:style-name="T1">parser</text:span></text:p>
          </draw:text-box>
        </draw:frame>
        <draw:connector draw:style-name="gr2" draw:text-style-name="P2" draw:layer="layout" draw:type="line" svg:x1="12.038cm" svg:y1="30.137cm" svg:x2="12.038cm" svg:y2="28.885cm" draw:start-shape="id3" draw:start-glue-point="0" draw:end-shape="id4" draw:end-glue-point="2" svg:d="M12038 30137v-1252" svg:viewBox="0 0 1 1253">
          <text:p/>
        </draw:connector>
        <draw:frame draw:style-name="gr5" draw:text-style-name="P3" xml:id="id5" draw:id="id5" draw:layer="layout" svg:width="4.693cm" svg:height="0.988cm" svg:x="14.902cm" svg:y="14.064cm">
          <draw:text-box>
            <text:p><text:span text:style-name="T2">stringstore</text:span></text:p>
          </draw:text-box>
        </draw:frame>
        <draw:frame draw:style-name="gr6" draw:text-style-name="P3" xml:id="id1" draw:id="id1" draw:layer="layout" svg:width="2.788cm" svg:height="0.988cm" svg:x="10.644cm" svg:y="16.818cm">
          <draw:text-box>
            <text:p><text:span text:style-name="T2">semval</text:span></text:p>
          </draw:text-box>
        </draw:frame>
        <draw:connector draw:style-name="gr2" draw:text-style-name="P2" draw:layer="layout" draw:type="line" svg:x1="12.038cm" svg:y1="16.818cm" svg:x2="17.248cm" svg:y2="15.052cm" draw:start-shape="id1" draw:start-glue-point="0" draw:end-shape="id5" draw:end-glue-point="2" svg:d="M12038 16818l5210-1766" svg:viewBox="0 0 5211 1767">
          <text:p/>
        </draw:connector>
        <draw:frame draw:style-name="gr7" draw:text-style-name="P1" xml:id="id14" draw:id="id14" draw:layer="layout" svg:width="3.636cm" svg:height="0.988cm" svg:x="14.825cm" svg:y="7.125cm">
          <draw:text-box>
            <text:p><text:span text:style-name="T1">exprtype</text:span></text:p>
          </draw:text-box>
        </draw:frame>
        <draw:frame draw:style-name="gr6" draw:text-style-name="P3" xml:id="id6" draw:id="id6" draw:layer="layout" svg:width="2.788cm" svg:height="0.988cm" svg:x="4.771cm" svg:y="10.253cm">
          <draw:text-box>
            <text:p><text:span text:style-name="T2">opcode</text:span></text:p>
          </draw:text-box>
        </draw:frame>
        <draw:connector draw:style-name="gr2" draw:text-style-name="P2" draw:layer="layout" draw:type="line" svg:x1="12.038cm" svg:y1="16.818cm" svg:x2="6.165cm" svg:y2="11.241cm" draw:start-shape="id1" draw:start-glue-point="0" draw:end-shape="id6" draw:end-glue-point="2" svg:d="M12038 16818l-5873-5577" svg:viewBox="0 0 5874 5578">
          <text:p/>
        </draw:connector>
        <draw:connector draw:style-name="gr2" draw:text-style-name="P2" draw:layer="layout" draw:type="line" svg:x1="12.038cm" svg:y1="16.818cm" svg:x2="10.108cm" svg:y2="11.336cm" draw:start-shape="id1" draw:start-glue-point="0" draw:end-shape="id7" draw:end-glue-point="2" svg:d="M12038 16818l-1930-5482" svg:viewBox="0 0 1931 5483">
          <text:p/>
        </draw:connector>
        <draw:frame draw:style-name="gr4" draw:text-style-name="P1" xml:id="id9" draw:id="id9" draw:layer="layout" svg:width="3.201cm" svg:height="0.988cm" svg:x="4.533cm" svg:y="16.978cm">
          <draw:text-box>
            <text:p><text:span text:style-name="T1">scanner</text:span></text:p>
          </draw:text-box>
        </draw:frame>
        <draw:connector draw:style-name="gr2" draw:text-style-name="P4" draw:layer="layout" draw:type="line" svg:x1="12.038cm" svg:y1="25.912cm" svg:x2="6.133cm" svg:y2="17.966cm" draw:start-shape="id8" draw:start-glue-point="0" draw:end-shape="id9" draw:end-glue-point="2" svg:d="M12038 25912l-5905-7946" svg:viewBox="0 0 5906 7947">
          <text:p/>
        </draw:connector>
        <draw:frame draw:style-name="gr4" draw:text-style-name="P1" xml:id="id10" draw:id="id10" draw:layer="layout" svg:width="2.855cm" svg:height="0.988cm" svg:x="10.611cm" svg:y="21.187cm">
          <draw:text-box>
            <text:p><text:span text:style-name="T1">symtab</text:span></text:p>
          </draw:text-box>
        </draw:frame>
        <draw:connector draw:style-name="gr2" draw:text-style-name="P4" draw:layer="layout" draw:type="line" svg:x1="12.038cm" svg:y1="25.912cm" svg:x2="12.038cm" svg:y2="22.175cm" draw:start-shape="id8" draw:start-glue-point="0" draw:end-shape="id10" draw:end-glue-point="2" svg:d="M12038 25912v-3737" svg:viewBox="0 0 1 3738">
          <text:p/>
        </draw:connector>
        <draw:connector draw:style-name="gr2" draw:text-style-name="P4" draw:layer="layout" draw:type="line" svg:x1="12.038cm" svg:y1="25.912cm" svg:x2="21.957cm" svg:y2="22.122cm" draw:start-shape="id8" draw:start-glue-point="0" draw:end-shape="id11" draw:end-glue-point="2" svg:d="M12038 25912l9919-3790" svg:viewBox="0 0 9920 3791">
          <text:p/>
        </draw:connector>
        <draw:frame draw:style-name="gr8" draw:text-style-name="P3" xml:id="id11" draw:id="id11" draw:layer="layout" svg:width="2.026cm" svg:height="0.988cm" svg:x="20.944cm" svg:y="21.134cm">
          <draw:text-box>
            <text:p><text:span text:style-name="T2">args</text:span></text:p>
          </draw:text-box>
        </draw:frame>
        <draw:connector draw:style-name="gr2" draw:text-style-name="P4" draw:layer="layout" draw:type="line" svg:x1="21.957cm" svg:y1="21.134cm" svg:x2="12.042cm" svg:y2="17.806cm" draw:start-shape="id11" draw:start-glue-point="0" draw:end-shape="id12" draw:end-glue-point="3" svg:d="M21957 21134l-9915-3328" svg:viewBox="0 0 9916 3329">
          <text:p/>
        </draw:connector>
        <draw:frame draw:style-name="gr4" draw:text-style-name="P5" xml:id="id13" draw:id="id13" draw:layer="layout" svg:width="2.853cm" svg:height="0.988cm" svg:x="6.381cm" svg:y="14.064cm">
          <draw:text-box>
            <text:p><text:span text:style-name="T3">tokens</text:span></text:p>
          </draw:text-box>
        </draw:frame>
        <draw:connector draw:style-name="gr2" draw:text-style-name="P4" draw:layer="layout" draw:type="line" svg:x1="6.133cm" svg:y1="16.978cm" svg:x2="6.165cm" svg:y2="11.241cm" draw:start-shape="id9" draw:start-glue-point="0" draw:end-shape="id6" draw:end-glue-point="2" svg:d="M6133 16978l32-5737" svg:viewBox="0 0 33 5738">
          <text:p/>
        </draw:connector>
        <draw:connector draw:style-name="gr2" draw:text-style-name="P4" draw:layer="layout" draw:type="line" svg:x1="6.133cm" svg:y1="16.978cm" svg:x2="7.807cm" svg:y2="15.052cm" draw:start-shape="id9" draw:start-glue-point="0" draw:end-shape="id13" draw:end-glue-point="2" svg:d="M6133 16978l1674-1926" svg:viewBox="0 0 1675 1927">
          <text:p/>
        </draw:connector>
        <draw:frame draw:style-name="gr9" draw:text-style-name="P3" xml:id="id7" draw:id="id7" draw:layer="layout" svg:width="3.169cm" svg:height="0.988cm" svg:x="8.524cm" svg:y="10.348cm">
          <draw:text-box>
            <text:p><text:span text:style-name="T2">builtin</text:span></text:p>
          </draw:text-box>
        </draw:frame>
        <draw:connector draw:style-name="gr2" draw:text-style-name="P4" draw:layer="layout" draw:type="line" svg:x1="10.108cm" svg:y1="10.348cm" svg:x2="16.643cm" svg:y2="8.113cm" draw:start-shape="id7" draw:start-glue-point="0" draw:end-shape="id14" draw:end-glue-point="2" svg:d="M10108 10348l6535-2235" svg:viewBox="0 0 6536 2236">
          <text:p/>
        </draw:connector>
        <draw:connector draw:style-name="gr2" draw:text-style-name="P4" draw:layer="layout" draw:type="line" svg:x1="12.038cm" svg:y1="16.818cm" svg:x2="7.807cm" svg:y2="15.052cm" draw:start-shape="id1" draw:start-glue-point="0" draw:end-shape="id13" draw:end-glue-point="2" svg:d="M12038 16818l-4231-1766" svg:viewBox="0 0 4232 1767">
          <text:p/>
        </draw:connector>
        <draw:connector draw:style-name="gr2" draw:text-style-name="P4" xml:id="id12" draw:id="id12" draw:layer="layout" draw:type="line" svg:x1="12.038cm" svg:y1="21.187cm" svg:x2="12.042cm" svg:y2="17.806cm" draw:start-shape="id10" draw:start-glue-point="0" svg:d="M12038 21187l4-3381" svg:viewBox="0 0 5 3382">
          <text:p/>
        </draw:connector>
        <draw:connector draw:style-name="gr2" draw:text-style-name="P4" draw:layer="layout" draw:type="line" svg:x1="6.165cm" svg:y1="10.253cm" svg:x2="16.643cm" svg:y2="8.113cm" draw:start-shape="id6" draw:start-glue-point="0" draw:end-shape="id14" draw:end-glue-point="2" svg:d="M6165 10253l10478-2140" svg:viewBox="0 0 10479 2141">
          <text:p/>
        </draw:connector>
        <draw:frame draw:style-name="gr4" draw:text-style-name="P1" xml:id="id15" draw:id="id15" draw:layer="layout" svg:width="3.99cm" svg:height="0.988cm" svg:x="20.025cm" svg:y="14.158cm">
          <draw:text-box>
            <text:p><text:span text:style-name="T1">functions</text:span></text:p>
          </draw:text-box>
        </draw:frame>
        <draw:connector draw:style-name="gr2" draw:text-style-name="P4" draw:layer="layout" draw:type="line" svg:x1="12.038cm" svg:y1="21.187cm" svg:x2="22.02cm" svg:y2="15.146cm" draw:start-shape="id10" draw:start-glue-point="0" draw:end-shape="id15" draw:end-glue-point="2" svg:d="M12038 21187l9982-6041" svg:viewBox="0 0 9983 6042">
          <text:p/>
        </draw:connector>
        <draw:connector draw:style-name="gr2" draw:text-style-name="P4" draw:layer="layout" draw:type="line" svg:x1="22.02cm" svg:y1="14.158cm" svg:x2="16.643cm" svg:y2="8.113cm" draw:start-shape="id15" draw:start-glue-point="0" draw:end-shape="id14" draw:end-glue-point="2" svg:d="M22020 14158l-5377-6045" svg:viewBox="0 0 5378 6046">
          <text:p/>
        </draw:connector>
        <draw:connector draw:style-name="gr2" draw:text-style-name="P4" draw:layer="layout" draw:type="line" svg:x1="22.02cm" svg:y1="14.158cm" svg:x2="15.539cm" svg:y2="11.359cm" draw:start-shape="id15" draw:start-glue-point="0" draw:end-shape="id2" draw:end-glue-point="2" svg:d="M22020 14158l-6481-2799" svg:viewBox="0 0 6482 2800">
          <text:p/>
        </draw:connector>
        <draw:frame draw:style-name="gr10" draw:text-style-name="P6" draw:layer="layout" svg:width="11.64cm" svg:height="0.988cm" svg:x="3.254cm" svg:y="5.742cm">
          <draw:text-box>
            <text:p><text:span text:style-name="T4">green</text:span><text:span text:style-name="T5">: only .h files, no source code</text:span></text:p>
          </draw:text-box>
        </draw:frame>
        <draw:connector draw:style-name="gr2" draw:text-style-name="P4" draw:layer="layout" draw:type="line" svg:x1="21.957cm" svg:y1="21.134cm" svg:x2="22.02cm" svg:y2="15.146cm" draw:start-shape="id11" draw:start-glue-point="0" draw:end-shape="id15" draw:end-glue-point="2" svg:d="M21957 21134l63-5988" svg:viewBox="0 0 64 5989">
          <text:p/>
        </draw:connector>
        <draw:frame draw:style-name="gr4" draw:text-style-name="P1" xml:id="id4" draw:id="id4" draw:layer="layout" svg:width="3.946cm" svg:height="0.988cm" svg:x="10.065cm" svg:y="27.897cm">
          <draw:text-box>
            <text:p><text:span text:style-name="T1">generator</text:span></text:p>
          </draw:text-box>
        </draw:frame>
        <draw:connector draw:style-name="gr2" draw:text-style-name="P4" draw:layer="layout" draw:type="line" svg:x1="12.038cm" svg:y1="27.897cm" svg:x2="12.038cm" svg:y2="26.9cm" draw:start-shape="id4" draw:start-glue-point="0" draw:end-shape="id8" draw:end-glue-point="2" svg:d="M12038 27897v-997" svg:viewBox="0 0 1 998">
          <text:p/>
        </draw:connector>
        <draw:frame draw:style-name="gr6" draw:text-style-name="P7" xml:id="id16" draw:id="id16" draw:layer="layout" svg:width="2.788cm" svg:height="0.988cm" svg:x="21.44cm" svg:y="10.411cm">
          <draw:text-box>
            <text:p><text:span text:style-name="T6">header</text:span></text:p>
          </draw:text-box>
        </draw:frame>
        <draw:connector draw:style-name="gr2" draw:text-style-name="P4" draw:layer="layout" draw:type="line" svg:x1="22.02cm" svg:y1="14.158cm" svg:x2="22.834cm" svg:y2="11.399cm" draw:start-shape="id15" draw:start-glue-point="0" draw:end-shape="id16" draw:end-glue-point="2" svg:d="M22020 14158l814-2759" svg:viewBox="0 0 815 2760">
          <text:p/>
        </draw:connector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17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5.199996948242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38cm" fo:margin-bottom="0cm" fo:text-indent="0cm"/>
      <style:text-properties fo:font-size="65.800003051757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01cm" fo:margin-bottom="0cm" fo:text-indent="0cm"/>
      <style:text-properties fo:font-size="5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66cm" fo:margin-bottom="0cm" fo:text-indent="0cm"/>
      <style:text-properties fo:font-size="4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3.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0.016cm" fo:margin-left="1cm" fo:margin-right="1cm" fo:page-width="29.7cm" fo:page-height="4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32cm" svg:height="7.047cm" svg:x="3.031cm" svg:y="2.397cm"/>
      <draw:page-thumbnail draw:layer="backgroundobjects" svg:width="5.232cm" svg:height="7.047cm" svg:x="3.031cm" svg:y="10.445cm"/>
      <draw:page-thumbnail draw:layer="backgroundobjects" svg:width="5.232cm" svg:height="7.047cm" svg:x="3.031cm" svg:y="18.493cm"/>
      <draw:page-thumbnail draw:layer="backgroundobjects" svg:width="5.232cm" svg:height="7.047cm" svg:x="13.326cm" svg:y="2.397cm"/>
      <draw:page-thumbnail draw:layer="backgroundobjects" svg:width="5.232cm" svg:height="7.047cm" svg:x="13.326cm" svg:y="10.445cm"/>
      <draw:page-thumbnail draw:layer="backgroundobjects" svg:width="5.232cm" svg:height="7.047cm" svg:x="13.326cm" svg:y="18.493cm"/>
    </style:handout-master>
    <style:master-page style:name="Default" style:page-layout-name="PM1" draw:style-name="Mdp1">
      <draw:frame presentation:style-name="Default-title" draw:layer="backgroundobjects" svg:width="24.929cm" svg:height="6.186cm" svg:x="2.385cm" svg:y="2.478cm" presentation:class="title" presentation:placeholder="true">
        <draw:text-box/>
      </draw:frame>
      <draw:frame presentation:style-name="Default-outline1" draw:layer="backgroundobjects" svg:width="24.929cm" svg:height="21.497cm" svg:x="2.385cm" svg:y="9.669cm" presentation:class="outline" presentation:placeholder="true">
        <draw:text-box/>
      </draw:frame>
      <draw:frame presentation:style-name="Mpr1" draw:text-style-name="MP2" draw:layer="backgroundobjects" svg:width="6.453cm" svg:height="2.554cm" svg:x="2.385cm" svg:y="34.76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79cm" svg:height="2.554cm" svg:x="10.471cm" svg:y="34.76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2.554cm" svg:x="20.859cm" svg:y="34.76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0T13:53:19.776321494</meta:creation-date>
    <dc:date>2021-05-07T14:45:04.083528539</dc:date>
    <meta:editing-duration>PT3H42M33S</meta:editing-duration>
    <meta:editing-cycles>33</meta:editing-cycles>
    <meta:generator>LibreOffice/7.0.4.2$Linux_X86_64 LibreOffice_project/00$Build-2</meta:generator>
    <meta:document-statistic meta:object-count="60"/>
  </office:meta>
</office:document-meta>
</file>